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Courier New" fo:font-size="13pt" fo:font-weight="bold" officeooo:rsid="0009ee7e" officeooo:paragraph-rsid="0009ee7e" style:font-size-asian="13pt" style:font-weight-asian="bold" style:font-size-complex="13pt" style:font-weight-complex="bold"/>
    </style:style>
    <style:style style:name="P2" style:family="paragraph" style:parent-style-name="Standard">
      <style:text-properties style:font-name="Courier New" fo:font-size="13pt" fo:font-weight="bold" officeooo:rsid="000d0123" officeooo:paragraph-rsid="000d0123" style:font-size-asian="13pt" style:font-weight-asian="bold" style:font-size-complex="13pt" style:font-weight-complex="bold"/>
    </style:style>
    <style:style style:name="P3" style:family="paragraph" style:parent-style-name="Standard">
      <style:text-properties style:font-name="Courier New" fo:font-size="13pt" officeooo:rsid="0009ee7e" officeooo:paragraph-rsid="0009ee7e" style:font-size-asian="13pt" style:font-size-complex="13pt"/>
    </style:style>
    <style:style style:name="P4" style:family="paragraph" style:parent-style-name="Standard">
      <style:text-properties style:font-name="Courier New" fo:font-size="13pt" style:text-underline-style="solid" style:text-underline-width="auto" style:text-underline-color="font-color" fo:font-weight="bold" officeooo:rsid="0009ee7e" officeooo:paragraph-rsid="0009ee7e" style:font-size-asian="13pt" style:font-weight-asian="bold" style:font-size-complex="13pt" style:font-weight-complex="bold"/>
    </style:style>
    <style:style style:name="P5" style:family="paragraph" style:parent-style-name="Standard">
      <style:text-properties style:font-name="Courier New" fo:font-size="13pt" style:text-underline-style="none" fo:font-weight="bold" officeooo:rsid="0009ee7e" officeooo:paragraph-rsid="0009ee7e" style:font-size-asian="13pt" style:font-weight-asian="bold" style:font-size-complex="13pt" style:font-weight-complex="bold"/>
    </style:style>
    <style:style style:name="P6" style:family="paragraph" style:parent-style-name="Standard">
      <style:text-properties style:font-name="Courier New" fo:font-size="13pt" style:text-underline-style="none" fo:font-weight="normal" officeooo:rsid="0009ee7e" officeooo:paragraph-rsid="0009ee7e" style:font-size-asian="13pt" style:font-weight-asian="normal" style:font-size-complex="13pt" style:font-weight-complex="normal"/>
    </style:style>
    <style:style style:name="P7" style:family="paragraph" style:parent-style-name="Standard">
      <style:text-properties style:font-name="Courier New" fo:font-size="13pt" style:text-underline-style="none" fo:font-weight="bold" officeooo:rsid="000a919e" officeooo:paragraph-rsid="000a919e" style:font-size-asian="13pt" style:font-weight-asian="bold" style:font-size-complex="13pt" style:font-weight-complex="bold"/>
    </style:style>
    <style:style style:name="P8" style:family="paragraph" style:parent-style-name="Standard">
      <style:text-properties style:font-name="Courier New" fo:font-size="13pt" style:text-underline-style="solid" style:text-underline-width="auto" style:text-underline-color="font-color" fo:font-weight="bold" officeooo:rsid="000a919e" officeooo:paragraph-rsid="000a919e" style:font-size-asian="13pt" style:font-weight-asian="bold" style:font-size-complex="13pt" style:font-weight-complex="bold"/>
    </style:style>
    <style:style style:name="P9" style:family="paragraph" style:parent-style-name="Standard">
      <style:text-properties style:font-name="Courier New" fo:font-size="13pt" style:text-underline-style="none" fo:font-weight="bold" officeooo:rsid="000be530" officeooo:paragraph-rsid="000be530" style:font-size-asian="13pt" style:font-weight-asian="bold" style:font-size-complex="13pt" style:font-weight-complex="bold"/>
    </style:style>
    <style:style style:name="P10" style:family="paragraph" style:parent-style-name="Standard">
      <style:text-properties style:font-name="Courier New" fo:font-size="13pt" style:text-underline-style="none" fo:font-weight="bold" officeooo:rsid="000be530" officeooo:paragraph-rsid="000d0123" style:font-size-asian="13pt" style:font-weight-asian="bold" style:font-size-complex="13pt" style:font-weight-complex="bold"/>
    </style:style>
    <style:style style:name="P11" style:family="paragraph" style:parent-style-name="Standard">
      <style:text-properties style:font-name="Courier New" fo:font-size="13pt" fo:font-weight="normal" officeooo:rsid="000be530" officeooo:paragraph-rsid="0009ee7e" style:font-size-asian="13pt" style:font-weight-asian="normal" style:font-size-complex="13pt" style:font-weight-complex="normal"/>
    </style:style>
    <style:style style:name="P12" style:family="paragraph" style:parent-style-name="Standard">
      <style:text-properties style:font-name="Courier New" fo:font-size="13pt" fo:font-weight="bold" officeooo:rsid="000be530" officeooo:paragraph-rsid="000be530" style:font-size-asian="13pt" style:font-weight-asian="bold" style:font-size-complex="13pt" style:font-weight-complex="bold"/>
    </style:style>
    <style:style style:name="P13" style:family="paragraph" style:parent-style-name="Standard">
      <style:text-properties style:font-name="Courier New" fo:font-size="13pt" style:text-underline-style="solid" style:text-underline-width="auto" style:text-underline-color="font-color" fo:font-weight="bold" officeooo:rsid="000be530" officeooo:paragraph-rsid="000be530" style:font-size-asian="13pt" style:font-weight-asian="bold" style:font-size-complex="13pt" style:font-weight-complex="bold"/>
    </style:style>
    <style:style style:name="P14" style:family="paragraph" style:parent-style-name="Standard">
      <style:text-properties style:font-name="Courier New" fo:font-size="13pt" fo:font-weight="bold" officeooo:rsid="000be530" style:font-size-asian="13pt" style:font-weight-asian="bold" style:font-size-complex="13pt" style:font-weight-complex="bold"/>
    </style:style>
    <style:style style:name="P15" style:family="paragraph" style:parent-style-name="Standard">
      <style:text-properties style:font-name="Courier New" fo:font-size="13pt" style:font-size-asian="13pt" style:font-size-complex="13pt"/>
    </style:style>
    <style:style style:name="P16" style:family="paragraph" style:parent-style-name="Standard">
      <style:text-properties style:font-name="Courier New" fo:font-size="13pt" fo:font-weight="normal" officeooo:rsid="000be530" officeooo:paragraph-rsid="000be530" style:font-size-asian="13pt" style:font-weight-asian="normal" style:font-size-complex="13pt" style:font-weight-complex="normal"/>
    </style:style>
    <style:style style:name="T1" style:family="text">
      <style:text-properties officeooo:rsid="000d0123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officeooo:rsid="000a919e"/>
    </style:style>
    <style:style style:name="T6" style:family="text">
      <style:text-properties fo:font-weight="normal" officeooo:rsid="000be530" style:font-weight-asian="normal" style:font-weight-complex="normal"/>
    </style:style>
    <style:style style:name="T7" style:family="text">
      <style:text-properties style:text-underline-style="solid" style:text-underline-type="double" style:text-underline-width="auto" style:text-underline-color="font-color" fo:font-weight="normal" style:font-weight-asian="normal" style:font-weight-complex="normal"/>
    </style:style>
    <style:style style:name="T8" style:family="text">
      <style:text-properties style:text-underline-style="none"/>
    </style:style>
    <style:style style:name="T9" style:family="text">
      <style:text-properties fo:font-weight="bold" officeooo:rsid="000be530" style:font-weight-asian="bold" style:font-weight-complex="bold"/>
    </style:style>
    <style:style style:name="T10" style:family="text">
      <style:text-properties style:text-underline-style="solid" style:text-underline-width="auto" style:text-underline-color="font-color" fo:font-weight="bold" officeooo:rsid="000be530" style:font-weight-asian="bold" style:font-weight-complex="bold"/>
    </style:style>
    <style:style style:name="T11" style:family="text">
      <style:text-properties style:text-underline-style="none" fo:font-weight="bold" officeooo:rsid="000be530" style:font-weight-asian="bold" style:font-weight-complex="bold"/>
    </style:style>
    <style:style style:name="T12" style:family="text">
      <style:text-properties style:text-underline-style="none" fo:font-weight="normal" officeooo:rsid="000be530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<text:span text:style-name="T1">ctividad</text:span> 4.2</text:p>
      <text:p text:style-name="P1">T<text:span text:style-name="T1">ema</text:span> 4: <text:span text:style-name="T1">Modelo Entidad</text:span> </text:p>
      <text:p text:style-name="P2">Daniel Pino Gómez</text:p>
      <text:p text:style-name="P3"/>
      <text:p text:style-name="P3"/>
      <text:p text:style-name="P4">E<text:span text:style-name="T1">jercicio</text:span> 1:</text:p>
      <text:p text:style-name="P1"/>
      <text:p text:style-name="P1">Artículo<text:span text:style-name="T2">(</text:span><text:span text:style-name="T3">#id</text:span><text:span text:style-name="T4">, <text:s/>precio, descripción)</text:span></text:p>
      <text:p text:style-name="P5"/>
      <text:p text:style-name="P5">Pedido<text:span text:style-name="T2">(</text:span><text:span text:style-name="T3">#id</text:span><text:span text:style-name="T2">, fecha, importe, importe_iva, importe_total-d)</text:span></text:p>
      <text:p text:style-name="P5"/>
      <text:p text:style-name="P5">Incluye<text:span text:style-name="T2">(</text:span><text:span text:style-name="T3">#id_artículo</text:span>, <text:span text:style-name="T3">#id_pedido</text:span><text:span text:style-name="T2">, descuento, iva, precio, cantidad)</text:span></text:p>
      <text:p text:style-name="P6"><text:tab/><text:span text:style-name="T5">Id_artículo → Artículo(MC,BR)</text:span></text:p>
      <text:p text:style-name="P6"><text:tab/><text:span text:style-name="T5">Id_pedido → Pedido(MC,BR)</text:span></text:p>
      <text:p text:style-name="P6"/>
      <text:p text:style-name="P7"/>
      <text:p text:style-name="P8">E<text:span text:style-name="T1">jercicio</text:span> 2:</text:p>
      <text:p text:style-name="P7"/>
      <text:p text:style-name="P7">Canción<text:span text:style-name="T2">(</text:span><text:span text:style-name="T3">#id</text:span>,<text:span text:style-name="T2"> </text:span><text:span text:style-name="T6">titulo</text:span><text:span text:style-name="T2">)</text:span></text:p>
      <text:p text:style-name="P9"/>
      <text:p text:style-name="P9">Usuario<text:span text:style-name="T2">(</text:span><text:span text:style-name="T3">#id</text:span>,<text:span text:style-name="T2"> nombre, </text:span><text:span text:style-name="T7">email</text:span><text:span text:style-name="T2">)</text:span></text:p>
      <text:p text:style-name="P10"/>
      <text:p text:style-name="P10"><text:span text:style-name="T1">E</text:span>scucha<text:span text:style-name="T2">(</text:span><text:span text:style-name="T3">#id_canción</text:span>, <text:span text:style-name="T3">#id_usuario</text:span>,<text:span text:style-name="T2">fecha, hora)</text:span></text:p>
      <text:p text:style-name="P1"><text:tab/><text:span text:style-name="T6">Id_Canción → Canción(MC,BR)</text:span></text:p>
      <text:p text:style-name="P11"><text:tab/>Id_Usuario → Usuario(MC,BR)</text:p>
      <text:p text:style-name="P11"/>
      <text:p text:style-name="P12"/>
      <text:p text:style-name="P13">E<text:span text:style-name="T1">jercicio</text:span> 3:</text:p>
      <text:p text:style-name="P12"/>
      <text:p text:style-name="P12">Jugadores<text:span text:style-name="T2">(</text:span><text:span text:style-name="T3">#id</text:span><text:span text:style-name="T8">, </text:span><text:span text:style-name="T4">nombre</text:span><text:span text:style-name="T2">)</text:span></text:p>
      <text:p text:style-name="P14"/>
      <text:p text:style-name="P15"><text:span text:style-name="T9">Partidos</text:span><text:span text:style-name="T6">(</text:span><text:span text:style-name="T10">#id</text:span><text:span text:style-name="T11">,</text:span><text:span text:style-name="T12"> fecha, jornada</text:span><text:span text:style-name="T6">)</text:span></text:p>
      <text:p text:style-name="P12"/>
      <text:p text:style-name="P12">Juega<text:span text:style-name="T2">(</text:span><text:span text:style-name="T3">#id_jugadores</text:span><text:span text:style-name="T8">, </text:span><text:span text:style-name="T3">#id_partidos</text:span><text:span text:style-name="T8">,</text:span><text:span text:style-name="T4"> goles, tarjetas, pases, minutos</text:span><text:span text:style-name="T2">)</text:span></text:p>
      <text:p text:style-name="P12"><text:tab/><text:span text:style-name="T2">Id_jugadores <text:s/>→ Jugadores(MC,BR)</text:span></text:p>
      <text:p text:style-name="P16"><text:tab/>Id_Partidos → Partidos(MC,BR)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14T10:16:28.835868600</meta:creation-date>
    <dc:date>2025-11-17T10:18:08.182685700</dc:date>
    <meta:editing-duration>PT17M52S</meta:editing-duration>
    <meta:editing-cycles>4</meta:editing-cycles>
    <meta:generator>LibreOffice/25.8.2.2$Windows_X86_64 LibreOffice_project/d401f2107ccab8f924a8e2df40f573aab7605b6f</meta:generator>
    <meta:document-statistic meta:table-count="0" meta:image-count="0" meta:object-count="0" meta:page-count="1" meta:paragraph-count="21" meta:word-count="66" meta:character-count="633" meta:non-whitespace-character-count="579"/>
  </office:meta>
</office:document-meta>
</file>